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lam" svg:font-family="Kalam, cursive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apple-system" svg:font-family="apple-system, BlinkMacSystemFont, 'Segoe UI', Helvetica, Arial, sans-serif, 'Apple Color Emoji', 'Segoe UI Emoji', 'Segoe UI Symbol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4993b"/>
    </style:style>
    <style:style style:name="P4" style:family="paragraph" style:parent-style-name="Standard">
      <style:paragraph-properties fo:text-align="justify" style:justify-single-word="false"/>
      <style:text-properties officeooo:paragraph-rsid="00585b56"/>
    </style:style>
    <style:style style:name="P5" style:family="paragraph" style:parent-style-name="Standard">
      <style:paragraph-properties fo:text-align="justify" style:justify-single-word="false"/>
      <style:text-properties officeooo:paragraph-rsid="005f6a7c"/>
    </style:style>
    <style:style style:name="P6" style:family="paragraph" style:parent-style-name="Standard">
      <style:paragraph-properties fo:text-align="justify" style:justify-single-word="false"/>
      <style:text-properties officeooo:paragraph-rsid="006acf7c"/>
    </style:style>
    <style:style style:name="P7" style:family="paragraph" style:parent-style-name="Standard">
      <style:paragraph-properties fo:text-align="justify" style:justify-single-word="false"/>
      <style:text-properties officeooo:paragraph-rsid="0074949e"/>
    </style:style>
    <style:style style:name="P8" style:family="paragraph" style:parent-style-name="Standard">
      <style:paragraph-properties fo:text-align="justify" style:justify-single-word="false"/>
      <style:text-properties officeooo:paragraph-rsid="00759c84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text-properties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Standard">
      <style:paragraph-properties fo:text-align="justify" style:justify-single-word="false"/>
      <style:text-properties style:font-name="Liberation Serif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29213e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2def05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paragraph-rsid="0039b9a6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paragraph-rsid="006acf7c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paragraph-rsid="006e30ad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74949e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77ed5f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paragraph-rsid="00809d91"/>
    </style:style>
    <style:style style:name="P22" style:family="paragraph" style:parent-style-name="Standard">
      <style:text-properties style:font-name="Liberation Serif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officeooo:paragraph-rsid="005e581d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officeooo:paragraph-rsid="006e30ad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7bd0bf" officeooo:paragraph-rsid="007bd0bf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7f141c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1pt" officeooo:rsid="007bd0bf" officeooo:paragraph-rsid="00809d91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809d91" officeooo:paragraph-rsid="00809d91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Liberation Serif" officeooo:rsid="00161381" officeooo:paragraph-rsid="00161381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161381" officeooo:paragraph-rsid="00448f34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2def05" officeooo:paragraph-rsid="002def05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erif" fo:font-size="12pt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99599" officeooo:paragraph-rsid="00699599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rsid="00699599" officeooo:paragraph-rsid="006acf7c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699599" officeooo:paragraph-rsid="0077ed5f" style:font-size-asian="12pt" style:font-size-complex="12pt"/>
    </style:style>
    <style:style style:name="P40" style:family="paragraph" style:parent-style-name="Standard">
      <style:text-properties fo:color="#ff6666" style:font-name="Liberation Serif" fo:font-size="32pt" fo:font-weight="bold" officeooo:rsid="00161381" officeooo:paragraph-rsid="00161381" style:font-size-asian="32pt" style:font-weight-asian="bold" style:font-size-complex="32pt" style:font-weight-complex="bold"/>
    </style:style>
    <style:style style:name="P41" style:family="paragraph" style:parent-style-name="Standard">
      <style:text-properties fo:color="#ff6666" style:font-name="Liberation Serif" fo:font-size="32pt" fo:font-weight="bold" officeooo:rsid="00161381" officeooo:paragraph-rsid="00448f34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cc00" style:font-name="Liberation Serif" fo:font-weight="bol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999966" style:font-name="Liberation Serif"/>
    </style:style>
    <style:style style:name="P45" style:family="paragraph" style:parent-style-name="Standard">
      <style:paragraph-properties fo:text-align="justify" style:justify-single-word="false"/>
      <style:text-properties fo:color="#999966" style:font-name="Liberation Serif" officeooo:rsid="0018b80b" officeooo:paragraph-rsid="0018b80b"/>
    </style:style>
    <style:style style:name="P46" style:family="paragraph" style:parent-style-name="Standard">
      <style:paragraph-properties fo:text-align="justify" style:justify-single-word="false"/>
      <style:text-properties fo:color="#999966" style:font-name="Liberation Serif" officeooo:rsid="002eaaf0" officeooo:paragraph-rsid="002eaaf0"/>
    </style:style>
    <style:style style:name="P47" style:family="paragraph" style:parent-style-name="Standard">
      <style:paragraph-properties fo:text-align="justify" style:justify-single-word="false"/>
      <style:text-properties fo:color="#999966" style:font-name="Liberation Serif" officeooo:rsid="003034e1" officeooo:paragraph-rsid="003034e1"/>
    </style:style>
    <style:style style:name="P48" style:family="paragraph" style:parent-style-name="Standard">
      <style:paragraph-properties fo:text-align="justify" style:justify-single-word="false"/>
      <style:text-properties fo:color="#999966" style:font-name="Liberation Serif" officeooo:rsid="003c3ba7" officeooo:paragraph-rsid="003c3ba7"/>
    </style:style>
    <style:style style:name="P49" style:family="paragraph" style:parent-style-name="Standard">
      <style:paragraph-properties fo:text-align="justify" style:justify-single-word="false"/>
      <style:text-properties fo:color="#999966" style:font-name="Liberation Serif" fo:font-weight="bold" officeooo:rsid="003c3ba7" officeooo:paragraph-rsid="003d6a7c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999966" style:font-name="Liberation Serif" officeooo:rsid="003f5f4c" officeooo:paragraph-rsid="003f5f4c"/>
    </style:style>
    <style:style style:name="P51" style:family="paragraph" style:parent-style-name="Standard">
      <style:paragraph-properties fo:text-align="justify" style:justify-single-word="false"/>
      <style:text-properties fo:color="#999966" style:font-name="Liberation Serif" style:text-underline-style="none" officeooo:rsid="002eaaf0" officeooo:paragraph-rsid="002eaaf0"/>
    </style:style>
    <style:style style:name="P52" style:family="paragraph" style:parent-style-name="Standard">
      <style:paragraph-properties fo:text-align="justify" style:justify-single-word="false"/>
      <style:text-properties fo:color="#999966" style:font-name="Liberation Serif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85b56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5a351e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fo:color="#999966" style:font-name="Liberation Serif" fo:font-size="11pt" fo:font-weight="bold" officeooo:rsid="005e581d" officeooo:paragraph-rsid="005e581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999966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999966" fo:font-size="11pt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fo:color="#ff0000" style:font-name="Liberation Serif"/>
    </style:style>
    <style:style style:name="P59" style:family="paragraph" style:parent-style-name="Standard">
      <style:paragraph-properties fo:text-align="justify" style:justify-single-word="false"/>
      <style:text-properties fo:color="#ff0000" fo:font-size="11pt" officeooo:rsid="004a38ba" officeooo:paragraph-rsid="004be3d1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fo:color="#0000cc" style:font-name="Liberation Serif"/>
    </style:style>
    <style:style style:name="P61" style:family="paragraph" style:parent-style-name="Standard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52cebc" style:font-size-asian="32pt" style:font-weight-asian="bold" style:font-size-complex="32pt" style:font-weight-complex="bold"/>
    </style:style>
    <style:style style:name="P64" style:family="paragraph" style:parent-style-name="Standard">
      <style:paragraph-properties fo:text-align="justify" style:justify-single-word="false" fo:break-before="page"/>
      <style:text-properties fo:color="#ff6666" style:font-name="Liberation Serif" fo:font-size="32pt" fo:font-weight="bold" officeooo:rsid="00161381" officeooo:paragraph-rsid="0062a415" style:font-size-asian="32pt" style:font-weight-asian="bold" style:font-size-complex="32pt" style:font-weight-complex="bold"/>
    </style:style>
    <style:style style:name="P65" style:family="paragraph" style:parent-style-name="Text_20_body">
      <style:text-properties style:font-name="Liberation Serif" fo:font-size="11pt" officeooo:rsid="007bd0bf" officeooo:paragraph-rsid="007bd0bf" style:font-size-asian="11pt" style:font-size-complex="11pt"/>
    </style:style>
    <style:style style:name="P66" style:family="paragraph" style:parent-style-name="Text_20_body">
      <style:paragraph-properties fo:text-align="justify" style:justify-single-word="false"/>
      <style:text-properties officeooo:rsid="00696d92" officeooo:paragraph-rsid="00696d92"/>
    </style:style>
    <style:style style:name="P67" style:family="paragraph" style:parent-style-name="Text_20_body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officeooo:rsid="007bd0bf" officeooo:paragraph-rsid="007bd0bf" style:text-blinking="false" style:font-size-asian="11pt" style:font-size-complex="11pt"/>
    </style:style>
    <style:style style:name="P68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officeooo:paragraph-rsid="001545ab"/>
    </style:style>
    <style:style style:name="P69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style:font-name="Liberation Serif" fo:font-size="11pt" style:font-size-asian="11pt" style:font-size-complex="11pt"/>
    </style:style>
    <style:style style:name="P70" style:family="paragraph" style:parent-style-name="Text_20_body">
      <style:paragraph-properties fo:margin-left="0cm" fo:margin-right="0cm" fo:margin-top="1.005cm" fo:margin-bottom="0cm" style:contextual-spacing="false" fo:text-align="justify" style:justify-single-word="false" fo:text-indent="0cm" style:auto-text-indent="false"/>
      <style:text-properties fo:color="#ff6666" officeooo:paragraph-rsid="001545ab"/>
    </style:style>
    <style:style style:name="P7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padding="0cm" fo:border="none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73" style:family="paragraph" style:parent-style-name="Quotations">
      <style:paragraph-properties fo:margin-left="0cm" fo:margin-right="0cm" fo:margin-top="0.767cm" fo:margin-bottom="0cm" style:contextual-spacing="false" fo:text-align="justify" style:justify-single-word="false" fo:text-indent="0cm" style:auto-text-indent="false" fo:padding-left="0.529cm" fo:padding-right="0cm" fo:padding-top="0cm" fo:padding-bottom="0cm" fo:border-left="2.24pt solid #000000" fo:border-right="none" fo:border-top="none" fo:border-bottom="none"/>
    </style:style>
    <style:style style:name="P74" style:family="paragraph" style:parent-style-name="Quotations">
      <style:paragraph-properties fo:margin-left="0cm" fo:margin-right="0cm" fo:margin-top="1.455cm" fo:margin-bottom="0cm" style:contextual-spacing="false" fo:text-align="justify" style:justify-single-word="false" fo:text-indent="0cm" style:auto-text-indent="false" fo:padding="0cm" fo:border="none"/>
      <style:text-properties style:font-name="Liberation Serif" fo:font-size="11pt" style:font-size-asian="11pt" style:font-size-complex="11pt"/>
    </style:style>
    <style:style style:name="P75" style:family="paragraph" style:parent-style-name="Horizontal_20_Line">
      <style:paragraph-properties fo:orphans="2" fo:widows="2"/>
    </style:style>
    <style:style style:name="P76" style:family="paragraph" style:parent-style-name="Heading_20_3">
      <style:paragraph-properties fo:text-align="justify" style:justify-single-word="false"/>
      <style:text-properties officeooo:paragraph-rsid="005f6a7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5d80" style:font-weight-asian="bold" style:font-weight-complex="bold"/>
    </style:style>
    <style:style style:name="T4" style:family="text">
      <style:text-properties fo:font-weight="bold" officeooo:rsid="005e581d" style:font-weight-asian="bold" style:font-weight-complex="bold"/>
    </style:style>
    <style:style style:name="T5" style:family="text">
      <style:text-properties fo:font-weight="bold" officeooo:rsid="005f6a7c" style:font-weight-asian="bold" style:font-weight-complex="bold"/>
    </style:style>
    <style:style style:name="T6" style:family="text">
      <style:text-properties fo:font-weight="bold" officeooo:rsid="006e30ad" style:font-weight-asian="bold" style:font-weight-complex="bold"/>
    </style:style>
    <style:style style:name="T7" style:family="text">
      <style:text-properties fo:font-weight="bold" officeooo:rsid="007ec409" style:font-weight-asian="bold" style:font-weight-complex="bold"/>
    </style:style>
    <style:style style:name="T8" style:family="text">
      <style:text-properties officeooo:rsid="000e0db9"/>
    </style:style>
    <style:style style:name="T9" style:family="text">
      <style:text-properties fo:color="#ff6666"/>
    </style:style>
    <style:style style:name="T10" style:family="text">
      <style:text-properties fo:color="#ff6666" fo:font-weight="bold" style:font-weight-asian="bold" style:font-weight-complex="bold"/>
    </style:style>
    <style:style style:name="T11" style:family="text">
      <style:text-properties fo:color="#ff6666" fo:font-weight="bold" officeooo:rsid="007178b7" style:font-weight-asian="bold" style:font-weight-complex="bold"/>
    </style:style>
    <style:style style:name="T12" style:family="text">
      <style:text-properties fo:color="#ff6666" fo:font-weight="bold" officeooo:rsid="0072cf3c" style:font-weight-asian="bold" style:font-weight-complex="bold"/>
    </style:style>
    <style:style style:name="T13" style:family="text">
      <style:text-properties fo:color="#ff6666" style:font-name="Liberation Serif" fo:font-size="11pt" style:font-size-asian="11pt" style:font-size-complex="11pt"/>
    </style:style>
    <style:style style:name="T14" style:family="text">
      <style:text-properties officeooo:rsid="00114be1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74949e"/>
    </style:style>
    <style:style style:name="T19" style:family="text">
      <style:text-properties style:font-name="Liberation Serif" fo:font-size="11pt" style:font-size-asian="11pt" style:font-size-complex="11pt"/>
    </style:style>
    <style:style style:name="T20" style:family="text">
      <style:text-properties style:font-name="Liberation Serif" fo:font-size="11pt" officeooo:rsid="0056e010" style:font-size-asian="11pt" style:font-size-complex="11pt"/>
    </style:style>
    <style:style style:name="T21" style:family="text">
      <style:text-properties style:font-name="Liberation Serif" fo:font-size="11pt" fo:font-weight="bold" style:font-size-asian="11pt" style:font-size-complex="11pt"/>
    </style:style>
    <style:style style:name="T22" style:family="text">
      <style:text-properties style:font-name="Liberation Serif" fo:font-size="11pt" fo:font-weight="bold" style:font-size-asian="11pt" style:font-size-complex="11pt" fo:padding="0cm" fo:border="none"/>
    </style:style>
    <style:style style:name="T23" style:family="text">
      <style:text-properties style:font-name="Liberation Serif" fo:font-size="11pt" fo:font-weight="bold" officeooo:rsid="0014a0c6" style:font-size-asian="11pt" style:font-size-complex="11pt"/>
    </style:style>
    <style:style style:name="T24" style:family="text">
      <style:text-properties style:font-name="Liberation Serif" fo:font-size="11pt" fo:font-weight="bold" officeooo:rsid="00585b56" style:font-size-asian="11pt" style:font-size-complex="11pt"/>
    </style:style>
    <style:style style:name="T25" style:family="text">
      <style:text-properties style:font-name="Liberation Serif" fo:font-size="11pt" fo:font-weight="bold" officeooo:rsid="0056e010" style:font-size-asian="11pt" style:font-size-complex="11pt"/>
    </style:style>
    <style:style style:name="T2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Liberation Serif" fo:font-size="11pt" fo:font-weight="bold" officeooo:rsid="0056e010" style:font-size-asian="11pt" style:font-weight-asian="bold" style:font-size-complex="11pt" style:font-weight-complex="bold"/>
    </style:style>
    <style:style style:name="T28" style:family="text">
      <style:text-properties style:font-name="Liberation Serif" fo:font-size="11pt" fo:font-weight="bold" officeooo:rsid="00585b56" style:font-size-asian="11pt" style:font-weight-asian="bold" style:font-size-complex="11pt" style:font-weight-complex="bold"/>
    </style:style>
    <style:style style:name="T29" style:family="text">
      <style:text-properties style:font-name="Liberation Serif" fo:font-size="11pt" fo:letter-spacing="normal" fo:font-style="italic" fo:font-weight="normal" style:font-size-asian="11pt" style:font-size-complex="11pt"/>
    </style:style>
    <style:style style:name="T30" style:family="text">
      <style:text-properties style:font-name="Liberation Serif" fo:font-size="11pt" fo:letter-spacing="normal" fo:font-style="italic" fo:font-weight="normal" officeooo:rsid="005f6a7c" style:font-size-asian="11pt" style:font-size-complex="11pt"/>
    </style:style>
    <style:style style:name="T31" style:family="text">
      <style:text-properties style:font-name="Liberation Serif" officeooo:rsid="0074949e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variant="normal" fo:text-transform="none" style:font-name="Liberation Serif" fo:font-size="13.5pt" fo:letter-spacing="normal" fo:font-style="normal" fo:font-weight="bold"/>
    </style:style>
    <style:style style:name="T35" style:family="text">
      <style:text-properties fo:font-variant="normal" fo:text-transform="none" style:font-name="Liberation Serif" fo:font-size="13.5pt" fo:letter-spacing="normal" fo:font-style="normal" fo:font-weight="normal"/>
    </style:style>
    <style:style style:name="T36" style:family="text">
      <style:text-properties fo:font-variant="normal" fo:text-transform="none" style:font-name="Liberation Serif" fo:font-size="13.5pt" fo:letter-spacing="normal" fo:font-style="normal" fo:font-weight="normal" officeooo:rsid="00188010"/>
    </style:style>
    <style:style style:name="T37" style:family="text">
      <style:text-properties fo:font-variant="normal" fo:text-transform="none" style:font-name="Liberation Serif" fo:font-style="normal"/>
    </style:style>
    <style:style style:name="T38" style:family="text">
      <style:text-properties fo:font-variant="normal" fo:text-transform="none" style:font-name="Liberation Serif" fo:font-size="11pt" fo:font-style="normal" fo:font-weight="bold" style:font-size-asian="11pt" style:font-size-complex="11pt"/>
    </style:style>
    <style:style style:name="T39" style:family="text">
      <style:text-properties fo:font-variant="normal" fo:text-transform="none" style:font-name="medium-content-sans-serif-font" fo:font-style="normal" fo:font-weight="bold"/>
    </style:style>
    <style:style style:name="T40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 fo:padding="0cm" fo:border="none"/>
    </style:style>
    <style:style style:name="T42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5f5f5" loext:char-shading-value="0" fo:padding="0cm" fo:border="none"/>
    </style:style>
    <style:style style:name="T43" style:family="text">
      <style:text-properties fo:font-variant="normal" fo:text-transform="none" style:text-line-through-style="none" style:text-line-through-type="none" style:font-name="Source Sans Pro" fo:font-size="12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44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45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46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officeooo:rsid="00760f0f" style:text-blinking="false" style:font-size-asian="11pt" style:font-size-complex="11pt" fo:padding="0cm" fo:border="none"/>
    </style:style>
    <style:style style:name="T47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#f5f5f5" loext:char-shading-value="0" style:font-size-asian="11pt" style:font-size-complex="11pt" fo:padding="0cm" fo:border="none"/>
    </style:style>
    <style:style style:name="T48" style:family="text">
      <style:text-properties fo:font-variant="normal" fo:text-transform="none" style:text-line-through-style="none" style:text-line-through-type="none" style:font-name="Liberation Serif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49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50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759c84" style:text-blinking="false" style:font-size-asian="11pt" style:font-size-complex="11pt" fo:padding="0cm" fo:border="none"/>
    </style:style>
    <style:style style:name="T5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760f0f" style:text-blinking="false" style:font-size-asian="11pt" style:font-size-complex="11pt" fo:padding="0cm" fo:border="none"/>
    </style:style>
    <style:style style:name="T5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fo:padding="0cm" fo:border="none"/>
    </style:style>
    <style:style style:name="T53" style:family="text">
      <style:text-properties fo:font-variant="normal" fo:text-transform="none" style:text-line-through-style="none" style:text-line-through-type="none" fo:font-size="11pt" fo:letter-spacing="normal" fo:font-style="italic" style:text-underline-style="none" fo:font-weight="normal" style:text-blinking="false" style:font-size-asian="11pt" style:font-size-complex="11pt" fo:padding="0cm" fo:border="none"/>
    </style:style>
    <style:style style:name="T54" style:family="text">
      <style:text-properties fo:letter-spacing="normal" fo:font-style="italic" fo:font-weight="normal"/>
    </style:style>
    <style:style style:name="T55" style:family="text">
      <style:text-properties fo:letter-spacing="normal" fo:font-style="italic" fo:font-weight="bold" style:font-weight-asian="bold" style:font-weight-complex="bold"/>
    </style:style>
    <style:style style:name="T56" style:family="text">
      <style:text-properties fo:color="#ff0000"/>
    </style:style>
    <style:style style:name="T57" style:family="text">
      <style:text-properties fo:color="#ff0000" style:font-name="Liberation Serif"/>
    </style:style>
    <style:style style:name="T58" style:family="text">
      <style:text-properties fo:color="#ff0000" style:font-name="Liberation Serif" fo:font-weight="bold"/>
    </style:style>
    <style:style style:name="T59" style:family="text">
      <style:text-properties fo:color="#ff0000" style:font-name="Liberation Serif" fo:font-size="11pt" style:font-size-asian="11pt" style:font-size-complex="11pt"/>
    </style:style>
    <style:style style:name="T60" style:family="text"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ff0000" fo:font-weight="bold" style:font-weight-asian="bold" style:font-weight-complex="bold"/>
    </style:style>
    <style:style style:name="T62" style:family="text">
      <style:text-properties fo:color="#ff0000" fo:font-weight="bold" officeooo:rsid="005b2478" style:font-weight-asian="bold" style:font-weight-complex="bold"/>
    </style:style>
    <style:style style:name="T63" style:family="text">
      <style:text-properties fo:color="#ff0000" fo:font-weight="bold" officeooo:rsid="005f6a7c" style:font-weight-asian="bold" style:font-weight-complex="bold"/>
    </style:style>
    <style:style style:name="T64" style:family="text">
      <style:text-properties fo:color="#ff0000" fo:font-weight="normal" style:font-weight-asian="normal" style:font-weight-complex="normal"/>
    </style:style>
    <style:style style:name="T65" style:family="text">
      <style:text-properties officeooo:rsid="00247b3f"/>
    </style:style>
    <style:style style:name="T66" style:family="text">
      <style:text-properties fo:color="#0000cc" style:font-name="Liberation Serif"/>
    </style:style>
    <style:style style:name="T67" style:family="text">
      <style:text-properties fo:color="#0000cc" style:font-name="Liberation Serif" fo:font-weight="bold"/>
    </style:style>
    <style:style style:name="T68" style:family="text">
      <style:text-properties fo:color="#0000cc" style:text-underline-style="none" fo:font-weight="bold"/>
    </style:style>
    <style:style style:name="T69" style:family="text">
      <style:text-properties officeooo:rsid="002b206d"/>
    </style:style>
    <style:style style:name="T70" style:family="text">
      <style:text-properties fo:color="#999966"/>
    </style:style>
    <style:style style:name="T71" style:family="text">
      <style:text-properties fo:color="#999966" officeooo:rsid="002def05"/>
    </style:style>
    <style:style style:name="T72" style:family="text">
      <style:text-properties fo:color="#999966" fo:font-weight="bold" style:font-weight-asian="bold" style:font-weight-complex="bold"/>
    </style:style>
    <style:style style:name="T73" style:family="text">
      <style:text-properties fo:color="#999966" officeooo:rsid="003034e1"/>
    </style:style>
    <style:style style:name="T74" style:family="text">
      <style:text-properties fo:font-size="10.5pt" style:font-size-asian="10.5pt" style:font-size-complex="10.5pt"/>
    </style:style>
    <style:style style:name="T75" style:family="text">
      <style:text-properties fo:font-size="10.5pt" officeooo:rsid="003766e4" style:font-size-asian="10.5pt" style:font-size-complex="10.5pt"/>
    </style:style>
    <style:style style:name="T76" style:family="text">
      <style:text-properties fo:font-size="10.5pt" fo:font-weight="bold" officeooo:rsid="003766e4" style:font-size-asian="10.5pt" style:font-weight-asian="bold" style:font-size-complex="10.5pt" style:font-weight-complex="bold"/>
    </style:style>
    <style:style style:name="T77" style:family="text">
      <style:text-properties fo:color="#ff0066"/>
    </style:style>
    <style:style style:name="T78" style:family="text">
      <style:text-properties fo:color="#996600" fo:font-weight="bold" style:font-weight-asian="bold" style:font-weight-complex="bold"/>
    </style:style>
    <style:style style:name="T79" style:family="text">
      <style:text-properties fo:color="#ff9900" fo:font-weight="bold" style:font-weight-asian="bold" style:font-weight-complex="bold"/>
    </style:style>
    <style:style style:name="T80" style:family="text">
      <style:text-properties fo:color="#ff9900" fo:font-weight="bold" officeooo:rsid="003034e1" style:font-weight-asian="bold" style:font-weight-complex="bold"/>
    </style:style>
    <style:style style:name="T81" style:family="text">
      <style:text-properties fo:color="#009900" fo:font-weight="bold" style:font-weight-asian="bold" style:font-weight-complex="bold"/>
    </style:style>
    <style:style style:name="T82" style:family="text">
      <style:text-properties fo:color="#009900" fo:font-weight="bold" officeooo:rsid="003034e1" style:font-weight-asian="bold" style:font-weight-complex="bold"/>
    </style:style>
    <style:style style:name="T83" style:family="text">
      <style:text-properties officeooo:rsid="003d6a7c"/>
    </style:style>
    <style:style style:name="T84" style:family="text">
      <style:text-properties style:text-underline-style="none"/>
    </style:style>
    <style:style style:name="T85" style:family="text">
      <style:text-properties style:text-underline-style="none" fo:font-weight="bold" style:font-weight-asian="bold" style:font-weight-complex="bold"/>
    </style:style>
    <style:style style:name="T86" style:family="text">
      <style:text-properties style:text-underline-style="none" officeooo:rsid="004be3d1"/>
    </style:style>
    <style:style style:name="T87" style:family="text">
      <style:text-properties officeooo:rsid="00448f34"/>
    </style:style>
    <style:style style:name="T88" style:family="text">
      <style:text-properties officeooo:rsid="004be3d1"/>
    </style:style>
    <style:style style:name="T89" style:family="text">
      <style:text-properties officeooo:rsid="004c41a5"/>
    </style:style>
    <style:style style:name="T90" style:family="text">
      <style:text-properties officeooo:rsid="0052cebc"/>
    </style:style>
    <style:style style:name="T91" style:family="text">
      <style:text-properties fo:font-style="italic"/>
    </style:style>
    <style:style style:name="T92" style:family="text">
      <style:text-properties fo:font-style="italic" fo:font-weight="bold" style:font-weight-asian="bold" style:font-weight-complex="bold"/>
    </style:style>
    <style:style style:name="T93" style:family="text">
      <style:text-properties fo:color="#000000" fo:font-weight="bold" officeooo:rsid="005b2478" style:font-weight-asian="bold" style:font-weight-complex="bold"/>
    </style:style>
    <style:style style:name="T94" style:family="text">
      <style:text-properties officeooo:rsid="005e581d"/>
    </style:style>
    <style:style style:name="T95" style:family="text">
      <style:text-properties officeooo:rsid="005f6a7c"/>
    </style:style>
    <style:style style:name="T96" style:family="text">
      <style:text-properties officeooo:rsid="006e30ad"/>
    </style:style>
    <style:style style:name="T97" style:family="text">
      <style:text-properties fo:color="#cccc99" style:text-line-through-style="solid" style:text-line-through-type="single" fo:font-weight="normal" style:font-weight-asian="normal" style:font-weight-complex="normal"/>
    </style:style>
    <style:style style:name="T98" style:family="text">
      <style:text-properties officeooo:rsid="0077ed5f"/>
    </style:style>
    <style:style style:name="T99" style:family="text">
      <style:text-properties officeooo:rsid="007ec409"/>
    </style:style>
    <style:style style:name="T100" style:family="text">
      <style:text-properties officeooo:rsid="007f141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8">Clase 4</text:span></text:p>
      <text:p text:style-name="P68"><text:bookmark text:name="9efc"/><text:span text:style-name="Strong_20_Emphasis"><text:span text:style-name="T1">Observables como generalizaciones de funciones</text:span></text:span></text:p>
      <text:p text:style-name="P73"><text:bookmark text:name="aa2e"/>Los <text:span text:style-name="T2">observables son como funciones con argumentos cero</text:span>, pero generalizan los que permiten valores múltiples.</text:p>
      <text:p text:style-name="P10"><text:bookmark text:name="d117"/>Creemos una función en javascript “puro”</text:p>
      <text:p text:style-name="P10"/>
      <text:p text:style-name="P10">//funcion nativa de javascript</text:p>
      <text:p text:style-name="P10">function foo(){</text:p>
      <text:p text:style-name="P10"><text:s text:c="4"/>console.log('Hello');</text:p>
      <text:p text:style-name="P10"><text:s text:c="4"/>return 42;</text:p>
      <text:p text:style-name="P10">}</text:p>
      <text:p text:style-name="P10">var x = foo.call();</text:p>
      <text:p text:style-name="P10">console.log(x);</text:p>
      <text:p text:style-name="P10">var y = foo.call();</text:p>
      <text:p text:style-name="P10">console.log(y);</text:p>
      <text:p text:style-name="P10"></text:p>
      <text:p text:style-name="P10"></text:p>
      <text:p text:style-name="P10">//rxjs </text:p>
      <text:p text:style-name="P10">//esta funcion es equivalente a la de arriba</text:p>
      <text:p text:style-name="P10">var fooRxjs = Rx.Observable.create(function (observer){</text:p>
      <text:p text:style-name="P10"><text:s text:c="4"/>console.log('Hello');</text:p>
      <text:p text:style-name="P10"><text:s text:c="4"/>observer.next(42); <text:s/>//un push de forma sincronica</text:p>
      <text:p text:style-name="P10">});</text:p>
      <text:p text:style-name="P10">fooRxjs.subscribe(function(x){</text:p>
      <text:p text:style-name="P10"><text:s text:c="4"/>console.log(x);</text:p>
      <text:p text:style-name="P10">});</text:p>
      <text:p text:style-name="P10">fooRxjs.subscribe(function(y){</text:p>
      <text:p text:style-name="P11"><text:s text:c="4"/>co<text:span text:style-name="T19">nsole.log(y);</text:span></text:p>
      <text:p text:style-name="P23">});</text:p>
      <text:p text:style-name="P69"><text:bookmark text:name="edae"/>Esto sucede porque <text:span text:style-name="T10">tanto las funciones como los observables son cálculos “lazy” </text:span>. Si no llama a la función, el console.log (‘Hello’) no sucederá. También con Observables, si no lo “llamas” (con subscribe), no se producirá el console.log (‘Hello’). Además, “llamar” o “suscribir” es una operación aislada: dos llamadas de función desencadenan dos efectos secundarios independientes y dos suscripciones observables disparan dos efectos secundarios independientes. A diferencia de EventEmitters que comparten los efectos secundarios y tienen ejecución ansiosa independientemente de la existencia de suscriptores, Observables no tienen ejecución compartida y son perezosos.</text:p>
      <text:p text:style-name="P74"/>
      <text:p text:style-name="P12">- Suscribirse a un Observable es análogo a llamar a una Función <text:span text:style-name="T14">de javascript</text:span>.</text:p>
      <text:p text:style-name="P12"><text:bookmark text:name="c09a"/>- Los observables pueden entregar valores de <text:span text:style-name="T2">forma síncrona </text:span>o <text:span text:style-name="T2">asíncrona</text:span>.</text:p>
      <text:p text:style-name="P12"/>
      <text:p text:style-name="Standard"><text:bookmark text:name="b51c"/><text:soft-page-break/><text:span text:style-name="Strong_20_Emphasis"><text:span text:style-name="T22">¿Cuál es la diferencia entre un observable y una función?</text:span></text:span></text:p>
      <text:p text:style-name="P12"><text:bookmark text:name="ec5a"/>Los observables pueden <text:span text:style-name="T2">“devolver” múltiples valores </text:span>a lo largo del tiempo, algo que las funciones no pueden.</text:p>
      <text:p text:style-name="P12"/>
      <text:p text:style-name="P12"><text:bookmark text:name="324c"/>Conclusión:</text:p>
      <text:p text:style-name="Standard"><text:bookmark text:name="38b6"/><text:span text:style-name="Strong_20_Emphasis"><text:span text:style-name="T21">func.call(): </text:span></text:span><text:span text:style-name="Strong_20_Emphasis"><text:span text:style-name="T23">privitiva</text:span></text:span><text:span text:style-name="T19"> significa “darme un valor </text:span><text:span text:style-name="T13">sincrónicamente</text:span><text:span text:style-name="T19">”<text:line-break/></text:span><text:span text:style-name="Strong_20_Emphasis"><text:span text:style-name="T21">observable.subscribe():</text:span></text:span><text:span text:style-name="T19"> significa “</text:span><text:span text:style-name="T26">darme cualquier cantidad de valores</text:span><text:span text:style-name="T19">, de forma </text:span><text:span text:style-name="T26">síncrona </text:span><text:span text:style-name="T19">o </text:span><text:span text:style-name="T26">asíncrona</text:span><text:span text:style-name="T19">”</text:span></text:p>
      <text:p text:style-name="P12"/>
      <text:p text:style-name="P12"/>
      <text:p text:style-name="P40">clase 5</text:p>
      <text:p text:style-name="P30"/>
      <text:p text:style-name="P32"><text:bookmark text:name="1b65"/>Anatomía de un observable</text:p>
      <text:p text:style-name="P13"><text:bookmark text:name="b89f"/>Los observables <text:span text:style-name="T10">se crean </text:span>utilizando <text:span text:style-name="T9">Rx.Observable.create</text:span> o un operador de creación, se <text:span text:style-name="T10">suscriben</text:span> con un <text:span text:style-name="T10">Observer</text:span>, se ejecutan para entregar “next”/“error”/“complete” al <text:span text:style-name="T2">Observer</text:span>, y su ejecución puede <text:span text:style-name="T2">eliminarse</text:span>. Estos cuatro aspectos están codificados en una instancia Observable, pero algunos de estos aspectos están relacionados con otros tipos, como Observer y Subscription.</text:p>
      <text:p text:style-name="P13"/>
      <text:p text:style-name="P13"><text:bookmark text:name="5ec4"/>Core Concepts:</text:p>
      <text:list xml:id="list1727674543458459474" text:style-name="L1">
        <text:list-item>
          <text:p text:style-name="P2"><text:bookmark text:name="d210"/><text:span text:style-name="Strong_20_Emphasis"><text:span text:style-name="T34">Creación</text:span></text:span><text:span text:style-name="T35"> Observables</text:span></text:p>
        </text:list-item>
        <text:list-item>
          <text:p text:style-name="P2"><text:bookmark text:name="293f"/><text:span text:style-name="Strong_20_Emphasis"><text:span text:style-name="T34">Subscripción</text:span></text:span><text:span text:style-name="T35"> to Observables</text:span></text:p>
        </text:list-item>
        <text:list-item>
          <text:p text:style-name="P2"><text:bookmark text:name="583f"/><text:span text:style-name="Strong_20_Emphasis"><text:span text:style-name="T34">Ejecución</text:span></text:span><text:span text:style-name="T35"> the Observable</text:span><text:span text:style-name="T36">s</text:span></text:p>
        </text:list-item>
        <text:list-item>
          <text:p text:style-name="P2"><text:bookmark text:name="99b2"/><text:span text:style-name="Strong_20_Emphasis"><text:span text:style-name="T34">Cancelación</text:span></text:span><text:span text:style-name="T35"> Observables</text:span></text:p>
        </text:list-item>
      </text:list>
      <text:p text:style-name="P13"/>
      <text:p text:style-name="P43"><text:bookmark text:name="c18d"/>Creación Observables</text:p>
      <text:p text:style-name="P1"><text:bookmark text:name="9023"/><text:span text:style-name="Emphasis"><text:span text:style-name="T17">Rx.Observable.create</text:span></text:span><text:span text:style-name="T15"> es un alias para el constructor Observable, y toma un argumento: la función subscribe.</text:span></text:p>
      <text:p text:style-name="P13"><text:bookmark text:name="2757"/>El siguiente ejemplo crea un Observable para emitir la cadena ‘hola’ cada segundo a un observador.</text:p>
      <text:p text:style-name="P13"/>
      <text:p text:style-name="P45">var observable = Rx.Observable.create(function <text:span text:style-name="T2">subscribe</text:span>(observer) {</text:p>
      <text:p text:style-name="P45"><text:s text:c="2"/>var id = setInterval(() =&gt; {</text:p>
      <text:p text:style-name="P45"><text:s text:c="4"/>observer.next('Hola')</text:p>
      <text:p text:style-name="P45"><text:s text:c="2"/>}, 1000);</text:p>
      <text:p text:style-name="P45">});</text:p>
      <text:p text:style-name="P13"/>
      <text:p text:style-name="P1"><text:bookmark text:name="9819"/><text:span text:style-name="T15">Observables se pueden crear </text:span><text:span text:style-name="T57">con </text:span><text:span text:style-name="Strong_20_Emphasis"><text:span text:style-name="T58">create</text:span></text:span><text:span text:style-name="T15">, pero usualmente usamos los llamados </text:span><text:span text:style-name="Emphasis"><text:span text:style-name="T37">operadores de creación</text:span></text:span><text:span text:style-name="T15">:</text:span><text:span text:style-name="T57"> </text:span><text:span text:style-name="Strong_20_Emphasis"><text:span text:style-name="T58">like of</text:span></text:span><text:span text:style-name="Strong_20_Emphasis"><text:span text:style-name="T16">, </text:span></text:span><text:span text:style-name="Strong_20_Emphasis"><text:span text:style-name="T58">from</text:span></text:span><text:span text:style-name="Strong_20_Emphasis"><text:span text:style-name="T16">, </text:span></text:span><text:span text:style-name="Strong_20_Emphasis"><text:span text:style-name="T58">interval</text:span></text:span><text:span text:style-name="Strong_20_Emphasis"><text:span text:style-name="T16">,</text:span></text:span><text:span text:style-name="T15"> etc.</text:span></text:p>
      <text:p text:style-name="P13"><text:bookmark text:name="937a"/>En el ejemplo anterior, la función de suscripción es la pieza más importante para describir el Observable.</text:p>
      <text:p text:style-name="P13"/>
      <text:p text:style-name="P33"><text:bookmark text:name="f279"/>¿Qué significa subscribirse?</text:p>
      <text:p text:style-name="P13"><text:bookmark text:name="b561"/>El observable “observable” en el ejemplo se puede suscribir, como esto:</text:p>
      <text:p text:style-name="P44"><text:bookmark text:name="90bf"/>observable.subscribe(x =&gt; console.log(x));</text:p>
      <text:p text:style-name="P13"/>
      <text:p text:style-name="P13"><text:bookmark text:name="5f40"/>No es una coincidencia que <text:span text:style-name="T2">observable.subscribe</text:span> y <text:span text:style-name="T2">subscribe</text:span> en<text:span text:style-name="T2"> Observable.create(function subscribe (observer) {…})</text:span> tienen el mismo nombre. En la biblioteca, son diferentes, pero para fines prácticos se pueden considerar conceptualmente iguales.</text:p>
      <text:p text:style-name="P13"><text:bookmark text:name="51ab"/><text:soft-page-break/>Esto muestra cómo las llamadas de suscripción no se comparten entre múltiples Observers del mismo Observable. Al llamar <text:span text:style-name="T2">observable.subscribe con un Observer</text:span>, la <text:span text:style-name="T2">función se suscribe en Observable.create (la función subscribe (Observers) {…}) </text:span>se ejecuta para ese Observer dado. Cada llamada a <text:span text:style-name="T2">observable.subscribe</text:span> desencadena su propia configuración independiente para el Observers dado.</text:p>
      <text:p text:style-name="P58"><text:bookmark text:name="82b1"/><text:span text:style-name="T2">Suscribirse</text:span> a un Observable es como llamar a una función, proporcionando devoluciones de llamada donde se entregarán los datos.</text:p>
      <text:p text:style-name="P13"><text:bookmark text:name="845c"/>Esto es muy diferente a las API de event handler como addEventListener/removeEventListener. Con observable.subscribe, el Observer dado no está registrado como un listener en el Observable. El Observable ni siquiera mantiene una lista de observadores adjuntos.</text:p>
      <text:p text:style-name="P13"><text:bookmark text:name="f9b9"/>Una <text:span text:style-name="T61">llamada al subscribe</text:span><text:span text:style-name="T56"> </text:span>es simplemente una <text:span text:style-name="T2">forma de iniciar una “</text:span><text:span text:style-name="T61">ejecución observable</text:span><text:span text:style-name="T2">”</text:span> y <text:span text:style-name="T2">entregar valores o eventos </text:span>a un observer de esa ejecución.</text:p>
      <text:p text:style-name="P13"/>
      <text:p text:style-name="P33"><text:span text:style-name="T65">E</text:span>jecución observable</text:p>
      <text:p text:style-name="P13"><text:bookmark text:name="84e3"/>El <text:span text:style-name="T2">código dentro</text:span> de Observable.create(function subscribe (observer) {…}) <text:span text:style-name="T2">representa una “ejecución observable”</text:span>, un <text:span text:style-name="T2">cálculo lazy</text:span> que <text:span text:style-name="T2">sólo ocurre para cada observer que se suscribe</text:span>. La <text:span text:style-name="T2">ejecución produce múltiples valores</text:span> a lo largo del tiempo, ya sea de forma síncrona o asíncrona.</text:p>
      <text:p text:style-name="P13"/>
      <text:p text:style-name="P13"><text:bookmark text:name="8cbe"/>Hay tres tipos de valores que una ejecución observable puede ofrecer:</text:p>
      <text:p text:style-name="P3"><text:bookmark text:name="4255"/><text:span text:style-name="T66">“</text:span><text:span text:style-name="Strong_20_Emphasis"><text:span text:style-name="T67">next</text:span></text:span><text:span text:style-name="T66">”</text:span><text:span text:style-name="T15">: </text:span><text:span text:style-name="T17">envía </text:span><text:span text:style-name="T15">un valor como un número, una cadena, un objeto, etc.</text:span></text:p>
      <text:p text:style-name="P3"><text:span text:style-name="T66">“</text:span><text:span text:style-name="Strong_20_Emphasis"><text:span text:style-name="T67">error</text:span></text:span><text:span text:style-name="T66">”:</text:span><text:span text:style-name="T15"> </text:span><text:span text:style-name="T17">envía</text:span><text:span text:style-name="T15"> un error o excepción de JavaScript.</text:span></text:p>
      <text:p text:style-name="P3"><text:span text:style-name="T66">“</text:span><text:span text:style-name="Strong_20_Emphasis"><text:span text:style-name="T67">complete</text:span></text:span><text:span text:style-name="T66">”: </text:span><text:span text:style-name="T17">no envía </text:span><text:span text:style-name="T15">un valor.</text:span></text:p>
      <text:p text:style-name="P3"><text:span text:style-name="T15"/></text:p>
      <text:p text:style-name="P14"><text:bookmark text:name="34a6"/><text:span text:style-name="T2">“next”</text:span> es el “tipo de valores” más importante y más común: representan datos reales que se entregan a un observer. Las notificaciones de <text:span text:style-name="T2">“error” y “complete”</text:span> pueden ocurrir <text:span text:style-name="T2">sólo una vez </text:span>durante la ejecución observable, y <text:span text:style-name="T2">sólo puede haber uno de ellos</text:span>.</text:p>
      <text:p text:style-name="P13"/>
      <text:p text:style-name="P13"><text:bookmark text:name="e587"/>Estas limitaciones se expresan mejor en la llamada Gramática Observable o Contrato, escrita como una expresión regular:</text:p>
      <text:p text:style-name="P60"><text:bookmark text:name="5979"/>next*(error|complete)?</text:p>
      <text:p text:style-name="P13"/>
      <text:p text:style-name="P13"><text:bookmark text:name="f761"/>En una ejecución observable, son de cero a infinito Las notificaciones “next” que pueden ser entregadas. <text:span text:style-name="T2">Si se entrega una notificación de error o complete</text:span>, <text:span text:style-name="T2">no puede </text:span><text:span text:style-name="T3">ser </text:span><text:span text:style-name="T2">entrega</text:span><text:span text:style-name="T3">do después de esta</text:span><text:span text:style-name="T2"> nada más</text:span>.</text:p>
      <text:p text:style-name="P13"/>
      <text:p text:style-name="P13"><text:span text:style-name="T69">V</text:span>eamos en un ejemplo:</text:p>
      <text:p text:style-name="P15"><text:span text:style-name="T69"></text:span><text:span text:style-name="T71"></text:span></text:p>
      <text:p text:style-name="P34"><text:span text:style-name="T70">var observable = Rx.Observable.create(function subscribe(observer) {</text:span></text:p>
      <text:p text:style-name="P34"><text:span text:style-name="T70"><text:s text:c="2"/>observer.next(1);</text:span></text:p>
      <text:p text:style-name="P34"><text:span text:style-name="T70"><text:s text:c="2"/>observer.next(2);</text:span></text:p>
      <text:p text:style-name="P34"><text:span text:style-name="T70"><text:s text:c="2"/>observer.next(3);</text:span></text:p>
      <text:p text:style-name="P34"><text:span text:style-name="T70"><text:s text:c="2"/>observer.complete();</text:span></text:p>
      <text:p text:style-name="P34"><text:span text:style-name="T70"><text:s text:c="2"/>observer.next(4); // No se entrega porque violaría el contrato. Ya tuvo </text:span><text:span text:style-name="T72">complete</text:span></text:p>
      <text:p text:style-name="P34"><text:span text:style-name="T70">});</text:span></text:p>
      <text:p text:style-name="P13"/>
      <text:p text:style-name="P13"><text:bookmark text:name="10fe"/>Pero en este caso, <text:span text:style-name="T2">el cuarto valor no va a ser entregado nunca</text:span>, ya que paso por <text:span text:style-name="T2">“complete”</text:span>.</text:p>
      <text:p text:style-name="P13"><text:bookmark text:name="430a"/>Como siempre es una buena idea <text:span text:style-name="T2">utilizar try/catch</text:span> que entregará una notificación de error si detecta una excepción:</text:p>
      <text:p text:style-name="P46"><text:soft-page-break/>var observable = Rx.Observable.create(function subscribe(observer) {</text:p>
      <text:p text:style-name="P46"><text:s text:c="2"/><text:span text:style-name="T2">try</text:span> {</text:p>
      <text:p text:style-name="P46"><text:s text:c="4"/>observer.next(1);</text:p>
      <text:p text:style-name="P46"><text:s text:c="4"/>observer.next(2);</text:p>
      <text:p text:style-name="P46"><text:s text:c="4"/>observer.next(3);</text:p>
      <text:p text:style-name="P46"><text:s text:c="4"/>observer.complete();</text:p>
      <text:p text:style-name="P46"><text:s text:c="2"/><text:span text:style-name="T84">} </text:span><text:span text:style-name="T85">catch</text:span><text:span text:style-name="T84"> (err) {</text:span></text:p>
      <text:p text:style-name="P46"><text:span text:style-name="T84"><text:s text:c="4"/>observer.error(err); // Entrega una notificación de “</text:span><text:span text:style-name="Strong_20_Emphasis"><text:span text:style-name="T68">error”</text:span></text:span><text:span text:style-name="T84"> si sucede uno</text:span></text:p>
      <text:p text:style-name="P51"><text:s text:c="2"/>}</text:p>
      <text:p text:style-name="P46">});</text:p>
      <text:p text:style-name="P13"/>
      <text:p text:style-name="P35"><text:bookmark text:name="e1b5"/>Cancelar la ejecución de un Observable</text:p>
      <text:p text:style-name="P13"><text:bookmark text:name="7c63"/>Debido a que las ejecuciones observables pueden ser infinitas, y es común que un <text:span text:style-name="T2">observer quiera cancelar la ejecución en tiempo finito</text:span>, necesitamos una <text:span text:style-name="T33">API para cancelar una ejecución</text:span>. Puesto que <text:span text:style-name="T2">cada ejecución es exclusiva de un observer solamente</text:span>, una vez que el observer ha terminado de recibir valores, tiene que tener una manera de detener la ejecución, para <text:span text:style-name="T2">evitar perder el poder de cálculo o recursos de memoria</text:span>.</text:p>
      <text:p text:style-name="P13"><text:bookmark text:name="8e03"/><text:span text:style-name="T2">Cuando </text:span>se llama a <text:span text:style-name="T2">observable.subscribe</text:span>, el observer se une a la ejecución recién creada del observable, pero también <text:span text:style-name="T2">esta llamada devuelve un objeto</text:span>, la suscripción:</text:p>
      <text:p text:style-name="P44"/>
      <text:p text:style-name="P44"><text:bookmark text:name="8b4c"/>var subscription = observable.subscribe(x =&gt; console.log(x)); <text:s/><text:span text:style-name="T74">//</text:span><text:span text:style-name="T75">esta llamada también </text:span><text:span text:style-name="T76">devuelve un objeto</text:span></text:p>
      <text:p text:style-name="P13"/>
      <text:p text:style-name="P16"><text:bookmark text:name="8faf"/>La <text:span text:style-name="T2">suscripción</text:span> <text:span text:style-name="T77">representa la ejecución en curso</text:span> y tiene una <text:span text:style-name="T77">API mínima que le permite cancelar esa ejecución</text:span>. Con <text:span text:style-name="T80">subscription</text:span><text:span text:style-name="T73">.</text:span><text:span text:style-name="T82">unsubscribe</text:span><text:span text:style-name="T73">()</text:span> puede cancelar la ejecución en curso:</text:p>
      <text:p text:style-name="P13"/>
      <text:p text:style-name="P47">var <text:span text:style-name="T78">observable</text:span> = Rx.Observable.from([10, 20, 30]);</text:p>
      <text:p text:style-name="P47">var <text:span text:style-name="T79">subscription</text:span> = <text:span text:style-name="T78">observable</text:span>.subscribe(x =&gt; console.log(x));</text:p>
      <text:p text:style-name="P47"><text:span text:style-name="T79">subscription</text:span>.<text:span text:style-name="T81">unsubscribe</text:span>();</text:p>
      <text:p text:style-name="P47"/>
      <text:p text:style-name="P13"><text:bookmark text:name="933c"/>Al suscribirse, obtiene una suscripción, que representa la ejecución en curso. Simplemente con llamar <text:span text:style-name="T2">unsubscribe()</text:span> podremos <text:span text:style-name="T2">cancelar la ejecución</text:span>.</text:p>
      <text:p text:style-name="P13"/>
      <text:p text:style-name="P13"><text:bookmark text:name="4e2b"/>Cada Observable debe definir cómo cancelar los recursos de esa ejecución cuando creamos el Observable usando create(). Puede hacerlo <text:span text:style-name="T64">devolviendo una función de </text:span><text:span text:style-name="T61">anulación</text:span><text:span text:style-name="T64"> de </text:span><text:span text:style-name="T61">suscripción</text:span> personalizada dentro de la función subscribe().</text:p>
      <text:p text:style-name="P13"><text:bookmark text:name="eb09"/>Por ejemplo, esto es como se borra un conjunto de ejecución de intervalos con setInterval:</text:p>
      <text:p text:style-name="P48">var observable = Rx.Observable.create(function subscribe(observer) {</text:p>
      <text:p text:style-name="P50"/>
      <text:p text:style-name="P50"><text:span text:style-name="T2">// Seguimiento del recurso de intervalo</text:span></text:p>
      <text:p text:style-name="P48"><text:s text:c="2"/>var intervalID = setInterval(() =&gt; {</text:p>
      <text:p text:style-name="P48"><text:s text:c="4"/>observer.next('hi');</text:p>
      <text:p text:style-name="P48"><text:s text:c="2"/>}, 1000);</text:p>
      <text:p text:style-name="P48"></text:p>
      <text:p text:style-name="P49"><text:s text:c="2"/>// <text:span text:style-name="T83">Proporcionar una manera de cancelar y disponer del recurso de intervalo</text:span></text:p>
      <text:p text:style-name="P48"><text:s text:c="2"/>return function unsubscribe() {</text:p>
      <text:p text:style-name="P48"><text:s text:c="4"/>clearInterval(intervalID);</text:p>
      <text:p text:style-name="P48"><text:s text:c="2"/>};</text:p>
      <text:p text:style-name="P48">});</text:p>
      <text:p text:style-name="P13"><text:soft-page-break/></text:p>
      <text:p text:style-name="P13">Al igual que observable.subscribe se asemeja a Observable.create (function subscribe () {…}), el <text:span text:style-name="T2">unsubscribe</text:span> que devuelve de subscribe es conceptualmente igual a <text:span text:style-name="T2">subscription.unsubscribe</text:span>. De hecho, si eliminamos los tipos ReactiveX que rodean estos conceptos, nos quedamos con JavaScript bastante “puro”.</text:p>
      <text:p text:style-name="P12"/>
      <text:p text:style-name="P12"/>
      <text:p text:style-name="P12"/>
      <text:p text:style-name="P41">clase <text:span text:style-name="T87">6</text:span></text:p>
      <text:p text:style-name="P31"/>
      <text:p text:style-name="P62"><text:bookmark text:name="7ff3"/>¿Qué es un observer?</text:p>
      <text:p text:style-name="P62"/>
      <text:p text:style-name="P9"><text:bookmark text:name="c906"/>Un Observer es un consumidor de valores entregados por un Observable. Los Observers son simplemente un <text:span text:style-name="T2">conjunto de callbacks</text:span>, uno <text:span text:style-name="T2">para cada tipo de notificación entregado </text:span>por el Observable: <text:span text:style-name="T2">next</text:span>, <text:span text:style-name="T2">error</text:span>, <text:span text:style-name="T89">y</text:span> <text:span text:style-name="T2">complete</text:span>. El siguiente es un ejemplo de un objeto Observer típico:</text:p>
      <text:p text:style-name="P9"/>
      <text:p text:style-name="P57">var observer = {</text:p>
      <text:p text:style-name="P57"><text:s text:c="2"/>next: <text:span text:style-name="T56">x</text:span> =&gt; console.log('Observer got a next value: ' +<text:span text:style-name="T56"> x</text:span>),</text:p>
      <text:p text:style-name="P57"><text:s text:c="2"/>error: <text:span text:style-name="T56">err</text:span> =&gt; console.error('Observer got an error: ' + <text:span text:style-name="T56">err</text:span>),</text:p>
      <text:p text:style-name="P57"><text:s text:c="2"/>complete: <text:span text:style-name="T56">()</text:span> =&gt; console.log('Observer got a complete notification'),</text:p>
      <text:p text:style-name="P57">};</text:p>
      <text:p text:style-name="P9"/>
      <text:p text:style-name="P61">Sintaxis de un observer</text:p>
      <text:p text:style-name="P59">observable.subscribe({ <text:span text:style-name="T88">Callback</text:span><text:span text:style-name="T2">Next</text:span>, <text:span text:style-name="T88">Callback</text:span><text:span text:style-name="T2">Error</text:span>, <text:span text:style-name="T86">Callback</text:span><text:span text:style-name="T85">Complete</text:span>}); </text:p>
      <text:p text:style-name="P9"><text:bookmark text:name="1bb9"/>Para poder usar el Observer, necesitamos obtenerlo del subscribe de un Observable:</text:p>
      <text:p text:style-name="P9"><text:bookmark text:name="8718"/>observable.subscribe(observer);</text:p>
      <text:p text:style-name="P9"><text:bookmark text:name="3bc4"/>Los Observers son sólo objetos con tres callbacks, uno para cada tipo de notificación que un Observable puede entregar.</text:p>
      <text:p text:style-name="P9"><text:bookmark text:name="fe41"/>Los Observers en RxJS también pueden ser parciales. Si no proporciona una de las devoluciones de llamada, la ejecución del Observable continuará normalmente, excepto que <text:span text:style-name="T2">algunos tipos de notificaciones serán ignorados</text:span>, <text:span text:style-name="T2">ya que no tienen una devolución de llamada </text:span>correspondiente en el Observer.</text:p>
      <text:p text:style-name="P9"><text:bookmark text:name="fb77"/>El siguiente ejemplo es un Observer sin la devolución de llamada completa:</text:p>
      <text:p text:style-name="P57">var observer = {</text:p>
      <text:p text:style-name="P57"><text:s text:c="2"/>next: <text:span text:style-name="T56">x</text:span> =&gt; console.log('Observer got a next value: ' + <text:span text:style-name="T56">x</text:span>),</text:p>
      <text:p text:style-name="P57"><text:s text:c="2"/>error: <text:span text:style-name="T56">err</text:span> =&gt; console.error('Observer got an error: ' + <text:span text:style-name="T56">err</text:span>),</text:p>
      <text:p text:style-name="P57">};</text:p>
      <text:p text:style-name="P9"><text:bookmark text:name="2af8"/>Al suscribirse a un Observable, también <text:span text:style-name="T61">puede proporcionar las devoluciones de llamada como argumentos</text:span>, sin estar conectado a un objeto Observer, por ejemplo, como esto:</text:p>
      <text:p text:style-name="P56"><text:bookmark text:name="5113"/>observable.subscribe(<text:span text:style-name="T56">x</text:span> =&gt; console.log(‘Observer got a next value: ‘ + <text:span text:style-name="T56">x</text:span>));</text:p>
      <text:p text:style-name="P9"/>
      <text:p text:style-name="P9"><text:bookmark text:name="bbc4"/>Internamente en observable.subscribe, creará un objeto Observer utilizando el primer argumento de devolución de llamada como el siguiente controlador. <text:span text:style-name="T61">Los tres tipos de devoluciones de llamada pueden proporcionarse como argumentos</text:span>:</text:p>
      <text:p text:style-name="P9"/>
      <text:p text:style-name="P9">observable.subscribe(</text:p>
      <text:p text:style-name="P9"><text:s text:c="2"/><text:span text:style-name="T56">x</text:span> =&gt; console.log('Observer got a next value: ' + <text:span text:style-name="T56">x</text:span>),</text:p>
      <text:p text:style-name="P9"><text:s/><text:span text:style-name="T56"><text:s/>err</text:span> =&gt; console.error('Observer got an error: ' + <text:span text:style-name="T56">err</text:span>),</text:p>
      <text:p text:style-name="P9"><text:s text:c="2"/><text:span text:style-name="T56">() </text:span>=&gt; console.log('Observer got a complete notification')</text:p>
      <text:p text:style-name="P9">);</text:p>
      <text:p text:style-name="P63">clase <text:span text:style-name="T90">7</text:span></text:p>
      <text:p text:style-name="P9"/>
      <text:p text:style-name="P1"><text:bookmark text:name="7ff31"/><text:span text:style-name="T38">¿Qué es un </text:span><text:span text:style-name="Strong_20_Emphasis"><text:span text:style-name="T38">Subscription</text:span></text:span><text:span text:style-name="T38">?</text:span></text:p>
      <text:p text:style-name="P1"><text:span text:style-name="T38"/></text:p>
      <text:p text:style-name="P4"><text:span text:style-name="T27">Una suscripción</text:span><text:span text:style-name="T28">(</text:span><text:span text:style-name="Strong_20_Emphasis"><text:span text:style-name="T25">subscription</text:span></text:span><text:span text:style-name="Strong_20_Emphasis"><text:span text:style-name="T24">)</text:span></text:span><text:span text:style-name="T19"> </text:span><text:span text:style-name="T26">es un objeto que representa un recurso desechable</text:span><text:span text:style-name="T19">, generalmente la </text:span><text:span text:style-name="T26">ejecución de un Observable</text:span><text:span text:style-name="T19">. Este tiene un método importante, </text:span><text:span text:style-name="Strong_20_Emphasis"><text:span text:style-name="Emphasis"><text:span text:style-name="T21">unsubscribe</text:span></text:span></text:span><text:span text:style-name="T19">, que no toma ningún argumento y acaba de disponer del recurso en poder de la suscripción. En</text:span><text:span text:style-name="T59"> versiones anteriores</text:span><text:span text:style-name="T19"> de RxJS, la </text:span><text:span text:style-name="T59">suscripción se llamaba “</text:span><text:span text:style-name="T60">Disposable</text:span><text:span text:style-name="T59">”.</text:span></text:p>
      <text:p text:style-name="P23"/>
      <text:p text:style-name="P23">var observable = Rx.Observable.interval(1000);</text:p>
      <text:p text:style-name="P23">var <text:span text:style-name="T61">subscription</text:span> = observable.<text:span text:style-name="T61">subscribe</text:span>(x =&gt; console.log(x));</text:p>
      <text:p text:style-name="P23">subscription.unsubscribe();</text:p>
      <text:p text:style-name="P23"/>
      <text:p text:style-name="P4"><text:span text:style-name="T20">Una </text:span><text:span text:style-name="T27">suscripción</text:span><text:span text:style-name="T28">(</text:span><text:span text:style-name="Strong_20_Emphasis"><text:span text:style-name="T21">subscription</text:span></text:span><text:span text:style-name="Strong_20_Emphasis"><text:span text:style-name="T24">)</text:span></text:span><text:span text:style-name="T19"> básicamente tiene una función unsubscribe() para liberar recursos o cancelar ejecuciones observables.</text:span></text:p>
      <text:p text:style-name="P4"><text:span text:style-name="T19"/></text:p>
      <text:p text:style-name="P24"><text:bookmark text:name="4b4f"/>Las suscripciones también <text:span text:style-name="T61">pueden ser agrupadas</text:span><text:span text:style-name="T62">(</text:span><text:span text:style-name="T93">add</text:span><text:span text:style-name="T62">)</text:span>, de modo que una llamada a un <text:span text:style-name="T4">"unsubscribe() del padre"</text:span> puede anular <text:span text:style-name="T94">todas </text:span>la<text:span text:style-name="T94">s</text:span> suscripción de <text:span text:style-name="T94">hijos</text:span>. Puede hacerlo agregando un subscription<text:span text:style-name="T62">(</text:span><text:span text:style-name="T93">add</text:span><text:span text:style-name="T62">)</text:span> a otro:</text:p>
      <text:p text:style-name="P23"></text:p>
      <text:p text:style-name="P52">var <text:span text:style-name="T2">observable1</text:span> = Rx.Observable.interval(400);</text:p>
      <text:p text:style-name="P52">var <text:span text:style-name="T2">observable2</text:span> = Rx.Observable.interval(300);</text:p>
      <text:p text:style-name="P52"></text:p>
      <text:p text:style-name="P53">var <text:span text:style-name="T2">subscription</text:span> = <text:span text:style-name="T2">observable1</text:span>.subscribe(x =&gt; console.log('primero: ' + x));</text:p>
      <text:p text:style-name="P53">var <text:span text:style-name="T2">childSubscription</text:span> = <text:span text:style-name="T2">observable2</text:span>.subscribe(x =&gt; console.log('segundo: ' + x));</text:p>
      <text:p text:style-name="P52"></text:p>
      <text:p text:style-name="P55">// Las suscripciones también pueden ser agrupadas(usando método add), </text:p>
      <text:p text:style-name="P53"><text:span text:style-name="T2">subscription</text:span>.add(<text:span text:style-name="T2">childSubscription</text:span>);</text:p>
      <text:p text:style-name="P52"></text:p>
      <text:p text:style-name="P55">// De modo que una llamada a un "unsubscribe() del padre" puede anular todas las suscripciones hijos</text:p>
      <text:p text:style-name="P55">// Al 1 segundo va a cancelar la suscripcion padre y por ende la de los hijos</text:p>
      <text:p text:style-name="P52">setTimeout(() =&gt; {</text:p>
      <text:p text:style-name="P54"><text:s text:c="2"/><text:span text:style-name="T2">subscription</text:span>.unsubscribe();</text:p>
      <text:p text:style-name="P52">}, 1000);</text:p>
      <text:p text:style-name="P23"/>
      <text:p text:style-name="P5"><text:span text:style-name="T95">Puedo quitar de un grupo a una suscripcion usando el </text:span><text:span text:style-name="T5">método </text:span><text:span text:style-name="T63">remove</text:span><text:span text:style-name="T5">(suscripcionHijo),</text:span><text:span text:style-name="T29"> con el fin de deshacer la adición</text:span><text:span text:style-name="T30">(add)</text:span><text:span text:style-name="T29"> de una suscripción hijo.</text:span></text:p>
      <text:p text:style-name="P5"/>
      <text:p text:style-name="P5"/>
      <text:p text:style-name="P5"/>
      <text:p text:style-name="P64">Clase <text:span text:style-name="T90">7</text:span></text:p>
      <text:p text:style-name="P42"/>
      <text:h text:style-name="P76" text:outline-level="3"><text:bookmark text:name="e9df"/><text:span text:style-name="T39">¿Qué es un </text:span><text:span text:style-name="Strong_20_Emphasis"><text:span text:style-name="T39">Subject</text:span></text:span><text:span text:style-name="T39">?</text:span></text:h>
      <text:p text:style-name="P66"><text:a xlink:type="simple" xlink:href="https://medium.com/@jorgeucano/componentes-reactivos-f512180753b7"><text:span text:style-name="T39">https://medium.com/@jorgeucano/componentes-reactivos-f512180753b7</text:span></text:a></text:p>
      <text:p text:style-name="P66"><text:span text:style-name="T39"/></text:p>
      <text:p text:style-name="P13"><text:bookmark text:name="a447"/>Un Subject de RxJS es un <text:span text:style-name="T2">tipo especial de Observable </text:span>que permite que los <text:span text:style-name="T10">valores sean “multicasted”</text:span><text:span text:style-name="T2"> </text:span>a muchos observadores. Mientras que los <text:span text:style-name="T10">Observables simples son unicast</text:span> (<text:span text:style-name="T2">cada Subject es una ejecución independiente del Observable</text:span>), los <text:span text:style-name="T2">Subject son multicast</text:span>.</text:p>
      <text:p text:style-name="P13"><text:bookmark text:name="e54b"/>Un Subject es como un observable, pero <text:span text:style-name="T10">puede multicastear a muchos Observers</text:span>. Los Subjects son como EventEmitters: <text:span text:style-name="T10">mantienen un registro de muchos listeners</text:span>.</text:p>
      <text:p text:style-name="P13"/>
      <text:p text:style-name="P1"><text:bookmark text:name="cc5f"/><text:span text:style-name="Strong_20_Emphasis"><text:span text:style-name="T16">Todo Subject es un Observable</text:span></text:span><text:span text:style-name="T15">. Dado un Subject, puede suscribirse a él, proporcionando un Observer, el cual comenzará a recibir valores normalmente. Desde la perspectiva del Observer, no puede decir si la ejecución observable proviene de un unicast Observable o un Subject.</text:span></text:p>
      <text:p text:style-name="P13"><text:bookmark text:name="709e"/>Internamente el Subject, “subscribe” no invoca una nueva ejecución que entrega valores. Simplemente registra el Observer dado en una lista de Observers, similarmente a cómo addListener normalmente funciona en otras bibliotecas e idiomas.</text:p>
      <text:p text:style-name="P13"><text:bookmark text:name="b1d0"/><text:span text:style-name="T2">Cada Subject es un Observer.</text:span> Es un objeto con los métodos next(v), error (e), y complete(). Para alimentar un nuevo valor del Subject, simplemente hay que llamar a next(valor), y se enviará a los Observers registrados para escuchar el Subject.</text:p>
      <text:p text:style-name="P13"><text:bookmark text:name="9241"/>En el siguiente ejemplo, tenemos dos Observers adjuntos a un Subject, y alimentamos algunos valores del Subject:</text:p>
      <text:p text:style-name="P13"/>
      <text:p text:style-name="P13"/>
      <text:p text:style-name="P44"><text:span text:style-name="T54">var </text:span><text:span text:style-name="T55">subject </text:span><text:span text:style-name="T54">= new Rx.Subject();</text:span></text:p>
      <text:p text:style-name="P44"><text:span text:style-name="T55">subject</text:span><text:span text:style-name="T54">.subscribe({</text:span></text:p>
      <text:p text:style-name="P44"><text:span text:style-name="T54"><text:s text:c="2"/>next: (v) =&gt; console.log('observerA: ' + v)</text:span></text:p>
      <text:p text:style-name="P44"><text:span text:style-name="T54">});</text:span></text:p>
      <text:p text:style-name="P44"><text:span text:style-name="T55">subject</text:span><text:span text:style-name="T54">.subscribe({</text:span></text:p>
      <text:p text:style-name="P44"><text:span text:style-name="T54"><text:s text:c="2"/>next: (v) =&gt; console.log('observerB: ' + v)</text:span></text:p>
      <text:p text:style-name="P44"><text:span text:style-name="T54">});</text:span></text:p>
      <text:p text:style-name="P44"><text:span text:style-name="T55">subject</text:span><text:span text:style-name="T54">.next(1);</text:span></text:p>
      <text:p text:style-name="P44"><text:span text:style-name="T55">subject</text:span><text:span text:style-name="T54">.next(2);</text:span></text:p>
      <text:p text:style-name="P13"/>
      <text:p text:style-name="P13">Dado que un Subject es un Observer, esto también significa que puede proporcionar un Subject como argumento al subscribe de cualquier observable, como en el siguiente ejemplo:</text:p>
      <text:p text:style-name="P13"><text:span text:style-name="T91"></text:span></text:p>
      <text:p text:style-name="P44"><text:span text:style-name="T91">var </text:span><text:span text:style-name="T92">subject</text:span><text:span text:style-name="T91"> = new Rx.Subject();</text:span></text:p>
      <text:p text:style-name="P44"><text:span text:style-name="T92">subject</text:span><text:span text:style-name="T91">.subscribe({</text:span></text:p>
      <text:p text:style-name="P44"><text:span text:style-name="T91"><text:s text:c="2"/>next: (v) =&gt; console.log('observerA: ' + v)</text:span></text:p>
      <text:p text:style-name="P44"><text:span text:style-name="T91">});</text:span></text:p>
      <text:p text:style-name="P44"><text:span text:style-name="T92">subject</text:span><text:span text:style-name="T91">.subscribe({</text:span></text:p>
      <text:p text:style-name="P44"><text:span text:style-name="T91"><text:s text:c="2"/>next: (v) =&gt; console.log('observerB: ' + v)</text:span></text:p>
      <text:p text:style-name="P44"><text:soft-page-break/><text:span text:style-name="T91">});</text:span></text:p>
      <text:p text:style-name="P44"><text:span text:style-name="T91">var </text:span><text:span text:style-name="T92">observable</text:span><text:span text:style-name="T91"> = Rx.Observable.from([1, 2, 3]);</text:span></text:p>
      <text:p text:style-name="P44"><text:span text:style-name="T92">observable</text:span><text:span text:style-name="T91">.subscribe(</text:span><text:span text:style-name="T92">subject</text:span><text:span text:style-name="T91">); </text:span></text:p>
      <text:p text:style-name="P13"/>
      <text:p text:style-name="P13"/>
      <text:p text:style-name="P13"><text:bookmark text:name="ffeb"/>Esencialmente hemos convertido un “unicast” de ejecución observable a “multicast”, a través del Subject. Esto demuestra cómo los Subject son la única manera de hacer que cualquier ejecución observable sea compartida con múltiples Observers.</text:p>
      <text:p text:style-name="P13"><text:bookmark text:name="c32e"/>También hay algunas especializaciones del tipo <text:span text:style-name="T9">Subject</text:span>: <text:span text:style-name="T10">BehaviorSubject</text:span>, <text:span text:style-name="T10">ReplaySubject</text:span> y <text:span text:style-name="T10">AsyncSubject</text:span>.</text:p>
      <text:p text:style-name="P75"/>
      <text:p text:style-name="P71"/>
      <text:p text:style-name="P36"/>
      <text:p text:style-name="P36"/>
      <text:p text:style-name="P37"><text:a xlink:type="simple" xlink:href="http://reactivex.io/rxjs/manual/overview.html"><text:span text:style-name="T91">http://reactivex.io/rxjs/manual/overview.html</text:span></text:a></text:p>
      <text:p text:style-name="P37"/>
      <text:p text:style-name="P18">Un Subject de RxJS es un <text:span text:style-name="T2">tipo especial de Observable </text:span>que permite que los <text:span text:style-name="T10">valores sean “multicasted”</text:span><text:span text:style-name="T2"> </text:span><text:span text:style-name="T6">par</text:span>a <text:span text:style-name="T96">multiples </text:span>observadores. Mientras que los <text:span text:style-name="T10">Observables simples son unicast</text:span> (<text:span text:style-name="T97">cada Subject es una ejecución independiente del Observable</text:span><text:span text:style-name="T2"> </text:span><text:span text:style-name="T49">cada observador subscrito posee una ejecución independiente del Observable</text:span><text:span text:style-name="T52"> </text:span>), los <text:span text:style-name="T2">Subject son multicast</text:span>.</text:p>
      <text:p text:style-name="P18"/>
      <text:p text:style-name="P25">Un <text:span text:style-name="T2">Subject es como un observable</text:span>, pero <text:span text:style-name="T10">puede multicastear a </text:span><text:span text:style-name="T11">multiples </text:span><text:span text:style-name="T10">Observers</text:span>. Los Subjects son como EventEmitters: <text:span text:style-name="T10">mantienen un registro de muchos </text:span><text:span text:style-name="T12">oyentes(listeners)</text:span>.</text:p>
      <text:p text:style-name="P25"/>
      <text:p text:style-name="P7"><text:span text:style-name="Strong_20_Emphasis"><text:span text:style-name="T18">Cada </text:span></text:span><text:span text:style-name="Strong_20_Emphasis"><text:span text:style-name="T16">Subject es un Observable</text:span></text:span><text:span text:style-name="T15">. Dado un Subject, puede</text:span><text:span text:style-name="T31">s</text:span><text:span text:style-name="T15"> suscribir</text:span><text:span text:style-name="T31">te</text:span><text:span text:style-name="T15"> a él, proporcionando un Observer, el cual comenzará a recibir valores normalmente. Desde la perspectiva del Observer, no puede</text:span><text:span text:style-name="T31">s</text:span><text:span text:style-name="T15"> decir si la ejecución observable proviene de un unicast Observable o un Subject.</text:span></text:p>
      <text:p text:style-name="P7"><text:span text:style-name="T15"/></text:p>
      <text:p text:style-name="P8"><text:span text:style-name="T44">Internamente el </text:span><text:span text:style-name="T48">Subject, “subscribe”</text:span><text:span text:style-name="T44"> no invoca una nueva ejecución que entrega</text:span><text:span text:style-name="T45">(</text:span><text:span text:style-name="T43">delivers</text:span><text:span text:style-name="T45">)</text:span><text:span text:style-name="T44"> valores. Simplemente registra el Observer dado en una lista de Observers, similarmente a cómo addListener normalmente funciona en otras </text:span><text:span text:style-name="T46">librerias y lenguajes</text:span><text:span text:style-name="T44">.</text:span></text:p>
      <text:p text:style-name="P8"/>
      <text:p text:style-name="P20"><text:span text:style-name="T2">Cada Subject es un Observer.</text:span> Es un objeto con los métodos next(v), error (e), y complete(). Para alimentar<text:span text:style-name="T98">(feed)</text:span> un nuevo valor del Subject, simplemente hay que llamar a next(valor), y se <text:span text:style-name="T98">multidifundirá</text:span> a los <text:span text:style-name="T98">Observadores</text:span> registrados para escuchar el Subject.</text:p>
      <text:p text:style-name="P39"><text:span text:style-name="T53">En el siguiente ejemplo, tenemos dos Observadores adjuntos a un Subject, y alimentamos algunos valores del Subject:</text:span></text:p>
      <text:p text:style-name="P19"><text:span text:style-name="T44"/></text:p>
      <text:p text:style-name="P22"/>
      <text:p text:style-name="P22">var <text:span text:style-name="T2">subject </text:span>= new Rx.Subject();</text:p>
      <text:p text:style-name="P22"><text:span text:style-name="T2">subject</text:span>.subscribe({</text:p>
      <text:p text:style-name="P22"><text:s text:c="2"/>next: (v) =&gt; console.log('observerA: ' + v)</text:p>
      <text:p text:style-name="P22">});</text:p>
      <text:p text:style-name="P22"><text:span text:style-name="T2">subject</text:span>.subscribe({</text:p>
      <text:p text:style-name="P22"><text:s text:c="2"/>next: (v) =&gt; console.log('observerB: ' + v)</text:p>
      <text:p text:style-name="P22">});</text:p>
      <text:p text:style-name="P22"></text:p>
      <text:p text:style-name="P22"><text:span text:style-name="T2">subject</text:span>.next(1);</text:p>
      <text:p text:style-name="P22"><text:span text:style-name="T2">subject</text:span>.next(2);</text:p>
      <text:p text:style-name="P22"/>
      <text:p text:style-name="P27"><text:soft-page-break/>Dado que un <text:span text:style-name="T2">Subject </text:span>es un Observ<text:span text:style-name="T100">ador</text:span>, esto también significa que puede proporcionar un <text:span text:style-name="T2">Subject </text:span>como argumento al subscribe de cualquier observable, como en el siguiente ejemplo:</text:p>
      <text:p text:style-name="P26"/>
      <text:p text:style-name="P26"></text:p>
      <text:p text:style-name="P26">var subject = new Rx.Subject();</text:p>
      <text:p text:style-name="P26">subject.subscribe({</text:p>
      <text:p text:style-name="P26"><text:s text:c="2"/>next: (v) =&gt; console.log('observerA: ' + v)</text:p>
      <text:p text:style-name="P26">});</text:p>
      <text:p text:style-name="P26">subject.subscribe({</text:p>
      <text:p text:style-name="P26"><text:s text:c="2"/>next: (v) =&gt; console.log('observerB: ' + v)</text:p>
      <text:p text:style-name="P26">});</text:p>
      <text:p text:style-name="P26">var observable = Rx.Observable.from([1, 2, 3]);</text:p>
      <text:p text:style-name="P26">observable.subscribe(<text:span text:style-name="T2">subject</text:span>); // <text:span text:style-name="T99">Puede suscribirse </text:span><text:span text:style-name="T7">proporcionando un </text:span><text:span text:style-name="T2"><text:s/>Subject</text:span></text:p>
      <text:p text:style-name="P26"/>
      <text:p text:style-name="P67">With the approach above, we essentially just converted a unicast Observable execution to multicast, through the Subject. This demonstrates how Subjects are the only way of making any Observable execution be shared to multiple Observers.</text:p>
      <text:p text:style-name="P72"><text:span text:style-name="T40">There are also a few specializations of the </text:span><text:span text:style-name="Source_20_Text"><text:span text:style-name="T42">Subject</text:span></text:span><text:span text:style-name="T40"> type: </text:span><text:span text:style-name="Source_20_Text"><text:span text:style-name="T42">BehaviorSubject</text:span></text:span><text:span text:style-name="T40">, </text:span><text:span text:style-name="Source_20_Text"><text:span text:style-name="T42">ReplaySubject</text:span></text:span><text:span text:style-name="T40">, and </text:span><text:span text:style-name="Source_20_Text"><text:span text:style-name="T42">AsyncSubject</text:span></text:span><text:span text:style-name="T40">.</text:span></text:p>
      <text:p text:style-name="P26"/>
      <text:p text:style-name="P21">Esencialmente hemos convertido un <text:span text:style-name="T2">“unicast” </text:span>de ejecución observable a <text:span text:style-name="T2">“multicast”</text:span>, a través del <text:span text:style-name="T2">Subject</text:span>. Esto demuestra cómo los Subject son la única manera de hacer que cualquier ejecución observable sea compartida con múltiples Observers.</text:p>
      <text:p text:style-name="P28"><text:span text:style-name="T2">También hay algunas especializaciones del tipo </text:span><text:span text:style-name="T10">Subject</text:span><text:span text:style-name="T2">: </text:span><text:span text:style-name="T10">BehaviorSubject</text:span><text:span text:style-name="T2">, </text:span><text:span text:style-name="T10">ReplaySubject</text:span><text:span text:style-name="T2"> y </text:span><text:span text:style-name="T10">AsyncSubject</text:span><text:span text:style-name="T2">.</text:span></text:p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Kalam" svg:font-family="Kalam, cursive"/>
    <style:font-face style:name="SFMono-Regular" svg:font-family="SFMono-Regular, Consolas, 'Liberation Mono', Menlo, Courier, monospace"/>
    <style:font-face style:name="Source Sans Pro" svg:font-family="'Source Sans Pro', Roboto, sans-serif"/>
    <style:font-face style:name="apple-system" svg:font-family="apple-system, BlinkMacSystemFont, 'Segoe UI', Helvetica, Arial, sans-serif, 'Apple Color Emoji', 'Segoe UI Emoji', 'Segoe UI Symbol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medium-content-slab-serif-font" svg:font-family="medium-content-slab-serif-font, Georgia, Cambria, 'Times New Roman', Times, serif"/>
    <style:font-face style:name="medium-ui-sans-serif-text-font" svg:font-family="medium-ui-sans-serif-text-font, apple-system, BlinkMacSystemFont, 'Segoe UI', Roboto, Oxygen, Ubuntu, Cantarell, 'Open Sans', 'Helvetica Neu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8:18:15.285794119</meta:creation-date>
    <dc:date>2017-08-24T16:17:49.830938322</dc:date>
    <meta:editing-duration>PT7H55M24S</meta:editing-duration>
    <meta:editing-cycles>103</meta:editing-cycles>
    <meta:generator>LibreOffice/4.2.8.2$Linux_X86_64 LibreOffice_project/420m0$Build-2</meta:generator>
    <meta:document-statistic meta:table-count="0" meta:image-count="0" meta:object-count="0" meta:page-count="9" meta:paragraph-count="228" meta:word-count="2358" meta:character-count="17039" meta:non-whitespace-character-count="14653"/>
  </office:meta>
</office:document-meta>
</file>